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a65f"/>
    </style:style>
    <style:style style:name="P2" style:family="paragraph" style:parent-style-name="Standard">
      <style:text-properties fo:font-size="13pt" officeooo:rsid="000a6ea1" officeooo:paragraph-rsid="000a6ea1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15dd98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195105" officeooo:paragraph-rsid="00195105" style:font-size-asian="13pt" style:font-size-complex="13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3pt" officeooo:paragraph-rsid="000e97d8" style:font-size-asian="13pt" style:font-size-complex="13pt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text-align="justify" style:justify-single-word="false"/>
      <style:text-properties officeooo:paragraph-rsid="001ba65f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Обычный-ГИС">
      <style:text-properties fo:font-size="13pt" officeooo:paragraph-rsid="000e97d8" style:font-size-asian="13pt" style:font-size-complex="13pt"/>
    </style:style>
    <style:style style:name="P21" style:family="paragraph" style:parent-style-name="Обычный-ГИС">
      <style:paragraph-properties fo:margin-left="0in" fo:margin-right="0in" fo:text-align="start" style:justify-single-word="false" fo:text-indent="0in" style:auto-text-indent="false"/>
      <style:text-properties fo:font-size="13pt" officeooo:paragraph-rsid="000e97d8" style:font-size-asian="13pt" style:font-size-complex="13pt"/>
    </style:style>
    <style:style style:name="T1" style:family="text">
      <style:text-properties officeooo:rsid="00029bc7"/>
    </style:style>
    <style:style style:name="T2" style:family="text">
      <style:text-properties fo:language="en" fo:country="US" fo:font-style="italic"/>
    </style:style>
    <style:style style:name="T3" style:family="text">
      <style:text-properties fo:language="en" fo:country="US" fo:font-style="italic" officeooo:rsid="001ba65f"/>
    </style:style>
    <style:style style:name="T4" style:family="text">
      <style:text-properties officeooo:rsid="000cde66"/>
    </style:style>
    <style:style style:name="T5" style:family="text">
      <style:text-properties officeooo:rsid="000d632e"/>
    </style:style>
    <style:style style:name="T6" style:family="text">
      <style:text-properties officeooo:rsid="000e97d8"/>
    </style:style>
    <style:style style:name="T7" style:family="text">
      <style:text-properties fo:font-weight="bold"/>
    </style:style>
    <style:style style:name="T8" style:family="text">
      <style:text-properties fo:font-weight="bold" officeooo:rsid="00110568"/>
    </style:style>
    <style:style style:name="T9" style:family="text">
      <style:text-properties fo:font-weight="bold" officeooo:rsid="001292e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dd98" style:font-weight-asian="bold" style:font-weight-complex="bold"/>
    </style:style>
    <style:style style:name="T12" style:family="text">
      <style:text-properties fo:font-weight="bold" officeooo:rsid="001ba65f"/>
    </style:style>
    <style:style style:name="T13" style:family="text">
      <style:text-properties officeooo:rsid="00110568"/>
    </style:style>
    <style:style style:name="T14" style:family="text">
      <style:text-properties officeooo:rsid="0015dd98"/>
    </style:style>
    <style:style style:name="T15" style:family="text">
      <style:text-properties fo:font-size="13pt" officeooo:rsid="001ba65f" style:font-size-asian="13pt" style:font-size-complex="13pt"/>
    </style:style>
    <style:style style:name="T16" style:family="text">
      <style:text-properties officeooo:rsid="0019d589"/>
    </style:style>
    <style:style style:name="T17" style:family="text">
      <style:text-properties officeooo:rsid="001ba65f"/>
    </style:style>
    <style:style style:name="T18" style:family="text">
      <style:text-properties officeooo:rsid="001cbe07"/>
    </style:style>
    <style:style style:name="T19" style:family="text">
      <style:text-properties officeooo:rsid="001e8436"/>
    </style:style>
    <style:style style:name="T20" style:family="text">
      <style:text-properties officeooo:rsid="0020c6e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ведение</text:p>
      <text:p text:style-name="P2"/>
      <text:p text:style-name="P2"><text:tab/>В настоящее время вопросы, связанные с достижением и поддержанием конфиденциальности, целостности, доступности информации и средств её обработки, <text:s/>объединяются <text:span text:style-name="T4">понятием</text:span> “информационная безопасность”.</text:p>
      <text:p text:style-name="P2"/>
      <text:p text:style-name="P20"><text:span text:style-name="T4">П</text:span>роблеме обеспечения информационной безопасности<text:span text:style-name="T1">­</text:span> уделяется <text:span text:style-name="T4">отдельное </text:span>внимание <text:span text:style-name="T4">как </text:span>со стороны государств, <text:s/><text:span text:style-name="T4">так и в организациях различных масштабов, вне зависимости от сферы предоставления услуг и изготовления продукции. Для обеспечения информационной безопасности предприятия включают во множество сущестующих элементов и процессов систему защиты информации, </text:span>которая, <text:span text:style-name="T5">в свою очередь, также</text:span> состоит из <text:span text:style-name="T5">набора </text:span>разнообразных <text:span text:style-name="T5">компонентов</text:span>. <text:span text:style-name="T5">Такие </text:span>систем<text:span text:style-name="T6">ы</text:span> <text:span text:style-name="T6">охватывают</text:span> организационный, правовой, программно-аппаратный <text:span text:style-name="T6">и</text:span> инженерно-технический <text:span text:style-name="T6">аспекты деятельности</text:span> <text:span text:style-name="T6">организаций и в каждом из них поддерживают и улучшают работу сооответствующих механизмов.</text:span></text:p>
      <text:p text:style-name="P21"><text:span text:style-name="T7">Правовой </text:span><text:span text:style-name="T8">аспект</text:span> базируется на нормах информационного права и предполагает юридическое закрепление взаимоотношени<text:span text:style-name="T13">я между субъектами взаимоотношений в сфере информационной безопасности.</text:span></text:p>
      <text:p text:style-name="P6"><text:span text:style-name="T7">Организационный </text:span><text:span text:style-name="T8">аспект</text:span> включает в себя меры управленческого, ограничительного и технологического <text:span text:style-name="T13">рода</text:span>, определяющие <text:span text:style-name="T13">политики</text:span> и содержание системы защиты, <text:span text:style-name="T13">регламентирующие</text:span> соблюд<text:span text:style-name="T13">енеие персоналом</text:span> правил защиты информации.</text:p>
      <text:p text:style-name="P3"><text:line-break/><text:span text:style-name="T7">Программно-аппаратный </text:span><text:span text:style-name="T9">аспект, </text:span>в свою очередь, предназначен для защиты информации, обрабатываемой и хранящейся в компьютерах, серверах и рабочих станциях локальных сетей и различных информационных системах.</text:p>
      <text:p text:style-name="P3"/>
      <text:p text:style-name="P3"><text:span text:style-name="T10">Инженерно-технический </text:span><text:span text:style-name="T11">аспект</text:span> предназначен для активного и пассивного противодействия средствам технической разведки и формирования рубежей охраны территории, здания, помещений и оборудования с помощью различных технических средств.</text:p>
      <text:p text:style-name="P3"/>
      <text:p text:style-name="P4"><text:span text:style-name="T14">В рассмотрении вопросов, связанных с программно-аппаратными элементами системы зашиты, отдельную нишу занимает определение оптимальных и надежных средств крипотграфической защиты информации и каналов ее передачи. </text:span>Защита данных <text:span text:style-name="T14">при помощи криптографических инструментов</text:span> – одно <text:span text:style-name="T14">самых</text:span> важ<text:span text:style-name="T14">ных</text:span> решений проблемы <text:span text:style-name="T14">обеспечения</text:span> их безопасности.</text:p>
      <text:p text:style-name="P4"/>
      <text:p text:style-name="P5">За многие годы в области криптографии было создано огромное количество механизмов для защиты информации: симметричные и асимметричные алгоритмы шифрования, протоколы элетронно-цифровой подписи, идентификации и аутентификации. <text:span text:style-name="T16">Тем не менее, вслед за улучшением и созданием элементов защиты регулярно возникают все новые и новые методы атак на созданные технологии. Не </text:span><text:soft-page-break/><text:span text:style-name="T16">смотря на негативную окраску данного явления, оно, безусловно, способствует дальнейшему развитию криптографических решений и продуктов, создаваемых на их основе.</text:span></text:p>
      <text:p text:style-name="P5"/>
      <text:p text:style-name="P1"><text:span text:style-name="T15">Одним из </text:span>класс<text:span text:style-name="T17">ов</text:span> атак<text:span text:style-name="T17">ов</text:span>, направленны<text:span text:style-name="T17">м</text:span> на <text:a xlink:type="simple" xlink:href="https://ru.wikipedia.org/wiki/Уязвимость_%28компьютерная_безопасность%29">уязвимости</text:a> в практической реализации <text:a xlink:type="simple" xlink:href="https://ru.wikipedia.org/wiki/Шифр">криптосистем</text:a> <text:span text:style-name="T17">являются а</text:span><text:span text:style-name="T12">таки по сторонним</text:span><text:span text:style-name="T17"> </text:span><text:span text:style-name="T12">каналам</text:span><text:span text:style-name="T17"> (</text:span><text:span text:style-name="T3">Side channel attack</text:span><text:span text:style-name="T17">)</text:span>. <text:span text:style-name="T18">Данные атаки </text:span>использу<text:span text:style-name="T17">ю</text:span>т информацию о физических процессах, <text:span text:style-name="T18">протекающих</text:span> в устройстве, <text:span text:style-name="T18">на базе которого</text:span> <text:span text:style-name="T17">реалезуется криптографический алгоритм. Подобная побочная информация</text:span> не рассматриваются в теоретическ<text:span text:style-name="T18">их моделях алгоритмов</text:span>. <text:span text:style-name="T18">Не смотря на то, что</text:span> подобные атаки были хорошо известны уже в <text:a xlink:type="simple" xlink:href="https://ru.wikipedia.org/wiki/1980-е">80-х годах</text:a>, они получили широкое распространение <text:span text:style-name="T18">только </text:span>после публикации результатов, <text:span text:style-name="T19">полученных</text:span> <text:a xlink:type="simple" xlink:href="https://ru.wikipedia.org/w/index.php?title=Кохер,_Пол&amp;action=edit&amp;redlink=1">Полом Кохером</text:a> в <text:a xlink:type="simple" xlink:href="https://ru.wikipedia.org/wiki/1996_год">1996 году</text:a>.</text:p>
      <text:p text:style-name="P1"/>
      <text:p text:style-name="P8">Атаки по сторонним каналам <text:span text:style-name="T20">можно клпассифицировать несколькими способами. В</text:span> зависимости от степени воздействия, <text:span text:style-name="T20">атаки могут быть</text:span>:</text:p>
      <text:list xml:id="list450844030049869798" text:style-name="L1">
        <text:list-item>
          <text:p text:style-name="P14">Пассивные — атакующий получает необходим<text:span text:style-name="T20">ые</text:span> <text:span text:style-name="T20">данные </text:span>без <text:span text:style-name="T20">воздействия </text:span>на <text:span text:style-name="T20">крипто</text:span>систему; </text:p>
        </text:list-item>
        <text:list-item>
          <text:p text:style-name="P7">Активные — атакующий реализует некоторое воздействие на <text:span text:style-name="T20">крипто</text:span>систему, в результате которого изменяется её поведение.</text:p>
        </text:list-item>
      </text:list>
      <text:h text:style-name="Heading_20_3" text:outline-level="3"><text:bookmark text:name=".D0.90.D1.82.D0.B0.D0.BA.D0.B0_.D0.B7.D0.BE.D0.BD.D0.B4.D0.B8.D1.80.D0.BE.D0.B2.D0.B0.D0.BD.D0.B8.D0.B5.D0.BC"/>Атака зондированием</text:h>
      <text:p text:style-name="Text_20_body">Атака зондированием (<text:a xlink:type="simple" xlink:href="https://ru.wikipedia.org/wiki/Английский_язык">англ.</text:a> <text:span text:style-name="T2">probing attack</text:span>) — агрессивная пассивная простая атака. Для получения информации устройство вскрывается, с помощью <text:a xlink:type="simple" xlink:href="https://ru.wikipedia.org/wiki/Оптический_микроскоп">оптического микроскопа</text:a> исследуется <text:a xlink:type="simple" xlink:href="https://ru.wikipedia.org/wiki/Печатная_плата">печатная плата</text:a> и устанавливаются <text:a xlink:type="simple" xlink:href="https://ru.wikipedia.org/wiki/Щуп">щупы</text:a> на проводники, по которым идут сигналы, или же с помощью <text:a xlink:type="simple" xlink:href="https://ru.wikipedia.org/wiki/Микроскоп">микроскопа</text:a><text:bookmark text:name="cite_ref-9"/><text:a xlink:type="simple" xlink:href="https://ru.wikipedia.org/wiki/Атака_по_сторонним_каналам#cite_note-9">[9]</text:a> исследуется состояние ячеек памяти.<text:bookmark text:name="cite_ref-Kommerling_10-0"/><text:a xlink:type="simple" xlink:href="https://ru.wikipedia.org/wiki/Атака_по_сторонним_каналам#cite_note-Kommerling-10">[10]</text:a><text:bookmark text:name="cite_ref-11"/><text:a xlink:type="simple" xlink:href="https://ru.wikipedia.org/wiki/Атака_по_сторонним_каналам#cite_note-11">[11]</text:a> Процесс упрощается при использовании зондирующей установки, включающей в себя микроскопы и <text:a xlink:type="simple" xlink:href="https://ru.wikipedia.org/wiki/Манипулятор_%28механизм%29">микроманипуляторы</text:a> для установки щупов на поверхности чипа. Такие установки используются в полупроводниковой промышленности для тестирования образцов продукции; цена на вторичном рынке составляет порядка 10000$.<text:bookmark text:name="cite_ref-Kommerling_10-1"/><text:a xlink:type="simple" xlink:href="https://ru.wikipedia.org/wiki/Атака_по_сторонним_каналам#cite_note-Kommerling-10">[10]</text:a> Чтобы упростить наблюдение криптоаналитик обычно замедляет <text:a xlink:type="simple" xlink:href="https://ru.wikipedia.org/wiki/Тактовая_частота">тактовую частоту</text:a> работы устройства.<text:bookmark text:name="cite_ref-12"/><text:a xlink:type="simple" xlink:href="https://ru.wikipedia.org/wiki/Атака_по_сторонним_каналам#cite_note-12">[12]</text:a></text:p>
      <text:h text:style-name="Heading_20_3" text:outline-level="3"><text:bookmark text:name=".D0.90.D1.82.D0.B0.D0.BA.D0.B8_.D0.BF.D0.BE_.D0.B2.D1.80.D0.B5.D0.BC.D0.B5.D0.BD.D0.B8"/>Атаки по времени</text:h>
      <text:p text:style-name="Text_20_body">Основная статья: <text:a xlink:type="simple" xlink:href="https://ru.wikipedia.org/wiki/Атака_по_времени"><text:span text:style-name="T7">Атака по времени</text:span></text:a></text:p>
      <text:p text:style-name="Text_20_body">Атака по времени (<text:a xlink:type="simple" xlink:href="https://ru.wikipedia.org/wiki/Английский_язык">англ.</text:a> <text:span text:style-name="T2">timing attack</text:span>) — первая из широко известных атак по сторонним каналам, предложенная <text:a xlink:type="simple" xlink:href="https://ru.wikipedia.org/w/index.php?title=Пол_Кохер&amp;action=edit&amp;redlink=1">Полом Кохером</text:a> в <text:a xlink:type="simple" xlink:href="https://ru.wikipedia.org/wiki/1996_год">1996 году</text:a> <text:bookmark text:name="cite_ref-Kocher_13-0"/><text:a xlink:type="simple" xlink:href="https://ru.wikipedia.org/wiki/Атака_по_сторонним_каналам#cite_note-Kocher-13">[13]</text:a> и применённая на практике против алгоритма <text:a xlink:type="simple" xlink:href="https://ru.wikipedia.org/wiki/RSA">RSA</text:a> в <text:a xlink:type="simple" xlink:href="https://ru.wikipedia.org/wiki/1998_год">1998 году</text:a>.<text:bookmark text:name="cite_ref-14"/><text:a xlink:type="simple" xlink:href="https://ru.wikipedia.org/wiki/Атака_по_сторонним_каналам#cite_note-14">[14]</text:a> Атака основана на предположении, что различные операции выполняются в устройстве за различное время, в зависимости от поданных входных данных. Таким образом, измеряя время вычислений и проводя статистический анализ данных, можно получить полную информацию о секретном <text:a xlink:type="simple" xlink:href="https://ru.wikipedia.org/wiki/Ключ_%28криптография%29">ключе</text:a>.</text:p>
      <text:p text:style-name="Text_20_body">Выделяют степени подверженности алгоритмов данному типу атак<text:bookmark text:name="cite_ref-15"/><text:a xlink:type="simple" xlink:href="https://ru.wikipedia.org/wiki/Атака_по_сторонним_каналам#cite_note-15">[15]</text:a>:</text:p>
      <text:list xml:id="list2584555956779179708" text:style-name="L2">
        <text:list-item>
          <text:p text:style-name="P15">Атака невозможна на алгоритмы, операции которых выполняются за одинаковое число тактов на всех платформах: вращение, сдвиг и другие <text:a xlink:type="simple" xlink:href="https://ru.wikipedia.org/wiki/Битовые_операции">битовые операции</text:a> над фиксированным числом бит. </text:p>
        </text:list-item>
        <text:list-item>
          <text:p text:style-name="P15">Возможна атака на алгоритмы использующие сложение и вычитание. </text:p>
        </text:list-item>
        <text:list-item>
          <text:p text:style-name="P9"><text:soft-page-break/>Особенно подвержены атакам по времени алгоритмы, использующие умножение, деление, возведение в степень и битовые операции над произвольным числом бит. </text:p>
        </text:list-item>
      </text:list>
      <text:p text:style-name="Text_20_body">Одной из разновидностей атак по времени также являются атаки на <text:a xlink:type="simple" xlink:href="https://ru.wikipedia.org/wiki/Кэш">кэш</text:a> (<text:a xlink:type="simple" xlink:href="https://ru.wikipedia.org/wiki/Английский_язык">англ.</text:a> <text:span text:style-name="T2">cache-based attacks</text:span>). Данный тип атак основывается на измерениях времени и частоты промахов в <text:a xlink:type="simple" xlink:href="https://ru.wikipedia.org/wiki/Кэш_процессора">кэш процессора</text:a> и направлен на программные реализации шифров.<text:bookmark text:name="cite_ref-16"/><text:a xlink:type="simple" xlink:href="https://ru.wikipedia.org/wiki/Атака_по_сторонним_каналам#cite_note-16">[16]</text:a></text:p>
      <text:p text:style-name="Text_20_body">Атаки по времени также могут применяться удалённо. Так, например, известны атаки по <text:a xlink:type="simple" xlink:href="https://ru.wikipedia.org/wiki/Компьютерная_сеть">сети</text:a> на <text:a xlink:type="simple" xlink:href="https://ru.wikipedia.org/wiki/Сервер_%28программное_обеспечение%29">сервера</text:a> использующие <text:a xlink:type="simple" xlink:href="https://ru.wikipedia.org/wiki/OpenSSL">OpenSSL</text:a>.<text:bookmark text:name="cite_ref-17"/><text:a xlink:type="simple" xlink:href="https://ru.wikipedia.org/wiki/Атака_по_сторонним_каналам#cite_note-17">[17]</text:a></text:p>
      <text:p text:style-name="Text_20_body">Из распространенных алгоритмов атаке по времени подвержены <text:a xlink:type="simple" xlink:href="https://ru.wikipedia.org/wiki/DES">DES</text:a>, <text:a xlink:type="simple" xlink:href="https://ru.wikipedia.org/wiki/Advanced_Encryption_Standard">AES</text:a>,<text:bookmark text:name="cite_ref-Schindler_18-0"/><text:a xlink:type="simple" xlink:href="https://ru.wikipedia.org/wiki/Атака_по_сторонним_каналам#cite_note-Schindler-18">[18]</text:a> <text:a xlink:type="simple" xlink:href="https://ru.wikipedia.org/wiki/IDEA">IDEA</text:a>, <text:a xlink:type="simple" xlink:href="https://ru.wikipedia.org/wiki/RC5">RC5</text:a>.<text:bookmark text:name="cite_ref-Kocher_13-1"/><text:a xlink:type="simple" xlink:href="https://ru.wikipedia.org/wiki/Атака_по_сторонним_каналам#cite_note-Kocher-13">[13]</text:a></text:p>
      <text:h text:style-name="Heading_20_3" text:outline-level="3"><text:bookmark text:name=".D0.90.D1.82.D0.B0.D0.BA.D0.B8_.D0.BF.D0.BE_.D0.BE.D1.88.D0.B8.D0.B1.D0.BA.D0.B0.D0.BC_.D0.B2.D1.8B.D1.87.D0.B8.D1.81.D0.BB.D0.B5.D0.BD.D0.B8.D0.B9"/>Атаки по ошибкам вычислений</text:h>
      <text:p text:style-name="Text_20_body">Атака по ошибкам вычислений (<text:a xlink:type="simple" xlink:href="https://ru.wikipedia.org/wiki/Английский_язык">англ.</text:a> <text:span text:style-name="T2">fault–induction attack</text:span>) — активная атака. Основная идея — осуществление различных воздействий на шифратор с целью возникновения искажения информации на некоторых этапах шифрования. Управляя этими искажениями и сравнивая результаты на разных этапах работы устройства, криптоаналитик может восстановить секретный ключ. Изучение атак на основе ошибок вычислений обычно разделяется на две ветви: одна изучает теоретические возможности для осуществления различных ошибок в исполнении <text:a xlink:type="simple" xlink:href="https://ru.wikipedia.org/wiki/Алгоритм">алгоритма</text:a>, другая исследует методы воздействия для реализации этих ошибок в конкретных устройствах.</text:p>
      <text:h text:style-name="Heading_20_4" text:outline-level="4"><text:bookmark text:name=".D0.9C.D0.B5.D1.82.D0.BE.D0.B4.D1.8B_.D0.B2.D0.BE.D0.B7.D0.B4.D0.B5.D0.B9.D1.81.D1.82.D0.B2.D0.B8.D1.8F"/>Методы воздействия</text:h>
      <text:p text:style-name="Text_20_body">Наиболее распространенные методы воздействия<text:bookmark text:name="cite_ref-Quisquater_19-0"/><text:a xlink:type="simple" xlink:href="https://ru.wikipedia.org/wiki/Атака_по_сторонним_каналам#cite_note-Quisquater-19">[19]</text:a>:</text:p>
      <text:list xml:id="list1016911207031196685" text:style-name="L3">
        <text:list-item>
          <text:p text:style-name="P16">Изменение напряжения <text:a xlink:type="simple" xlink:href="https://ru.wikipedia.org/wiki/Источник_питания">питания</text:a> криптосистемы. Отклонения в питании, сильно превышающие заданные производителем нормы, могут привести к ошибкам на определённых этапах работы, не мешая устройству в целом завершить процесс шифрования.<text:bookmark text:name="cite_ref-20"/><text:a xlink:type="simple" xlink:href="https://ru.wikipedia.org/wiki/Атака_по_сторонним_каналам#cite_note-20">[20]</text:a> </text:p>
        </text:list-item>
        <text:list-item>
          <text:p text:style-name="P16">Изменение конструкции шифратора (нарушение <text:a xlink:type="simple" xlink:href="https://ru.wikipedia.org/wiki/Электрический_контакт">электрических контактов</text:a>). </text:p>
        </text:list-item>
        <text:list-item>
          <text:p text:style-name="P16">Изменение тактовой частоты шифрующего устройства. При точном управлении отклонением <text:a xlink:type="simple" xlink:href="https://ru.wikipedia.org/wiki/Тактовая_частота">тактовой частоты</text:a> от заданной нормы можно добиться полного изменения выполнения <text:a xlink:type="simple" xlink:href="https://ru.wikipedia.org/wiki/Машинный_код">инструкций</text:a> в устройстве, вплоть до невыполнения выбранной инструкции.<text:bookmark text:name="cite_ref-Blomer_21-0"/><text:a xlink:type="simple" xlink:href="https://ru.wikipedia.org/wiki/Атака_по_сторонним_каналам#cite_note-Blomer-21">[21]</text:a> Такие атаки особенно применимы к <text:a xlink:type="simple" xlink:href="https://ru.wikipedia.org/wiki/Смарт-карта">смарт-картам</text:a>, <text:a xlink:type="simple" xlink:href="https://ru.wikipedia.org/wiki/Тактовый_сигнал">тактовый сигнал</text:a> для которых задаётся внешним <text:a xlink:type="simple" xlink:href="https://ru.wikipedia.org/wiki/Генератор_тактовых_импульсов">генератором</text:a>. </text:p>
        </text:list-item>
        <text:list-item>
          <text:p text:style-name="P16">Воздействие <text:a xlink:type="simple" xlink:href="https://ru.wikipedia.org/wiki/Лазер">лазерным лучом</text:a> или сфокусированным <text:a xlink:type="simple" xlink:href="https://ru.wikipedia.org/wiki/Световой_пучок">световым пучком</text:a>. С помощью такого воздействия можно изменять состояние <text:a xlink:type="simple" xlink:href="https://ru.wikipedia.org/wiki/Ячейка_памяти">ячеек памяти</text:a> и влиять на <text:a xlink:type="simple" xlink:href="https://ru.wikipedia.org/wiki/Условный_переход">условные переходы</text:a> в исполнении кода.<text:bookmark text:name="cite_ref-Skorobogatov_6-2"/><text:a xlink:type="simple" xlink:href="https://ru.wikipedia.org/wiki/Атака_по_сторонним_каналам#cite_note-Skorobogatov-6">[6]</text:a> </text:p>
        </text:list-item>
        <text:list-item>
          <text:p text:style-name="P16">Воздействие переменным <text:a xlink:type="simple" xlink:href="https://ru.wikipedia.org/wiki/Магнитное_поле">магнитным полем</text:a>. Переменное магнитное поле вызывает в цепях устройства <text:a xlink:type="simple" xlink:href="https://ru.wikipedia.org/wiki/Вихревые_токи">вихревые токи</text:a>, которые могут изменять состояние ячеек памяти. </text:p>
        </text:list-item>
        <text:list-item>
          <text:p text:style-name="P16">Помещение устройства в сильное <text:a xlink:type="simple" xlink:href="https://ru.wikipedia.org/wiki/Электромагнитное_поле">электромагнитное поле</text:a>. </text:p>
        </text:list-item>
        <text:list-item>
          <text:p text:style-name="P10">Повышение <text:a xlink:type="simple" xlink:href="https://ru.wikipedia.org/wiki/Температура">температуры</text:a> некоторой части шифратора. </text:p>
        </text:list-item>
      </text:list>
      <text:h text:style-name="Heading_20_4" text:outline-level="4"><text:bookmark text:name=".D0.A2.D0.B8.D0.BF.D1.8B_.D0.BE.D1.88.D0.B8.D0.B1.D0.BE.D0.BA"/><text:soft-page-break/>Типы ошибок</text:h>
      <text:p text:style-name="Text_20_body">Атаки по ошибкам вычислений могут быть классифицированы по типу полученной ошибки<text:bookmark text:name="cite_ref-Quisquater_19-1"/><text:a xlink:type="simple" xlink:href="https://ru.wikipedia.org/wiki/Атака_по_сторонним_каналам#cite_note-Quisquater-19">[19]</text:a>:</text:p>
      <text:list xml:id="list3874132118213045788" text:style-name="L4">
        <text:list-item>
          <text:p text:style-name="P17">Постоянные или переменные ошибки. Постоянные ошибки влияют на всём времени исполнения алгоритма, например фиксирование значения в <text:a xlink:type="simple" xlink:href="https://ru.wikipedia.org/wiki/Компьютерная_память">памяти</text:a> или изменение пути прохождения <text:a xlink:type="simple" xlink:href="https://ru.wikipedia.org/wiki/Сигнал">сигнала</text:a>. Переменные ошибки отражаются только на определённых этапах работы. </text:p>
        </text:list-item>
        <text:list-item>
          <text:p text:style-name="P17">Место возникновения ошибки: локальная ошибка, например изменения ячейки памяти, или ошибка в произвольном месте устройства, например атака с помощью электромагнитного поля. </text:p>
        </text:list-item>
        <text:list-item>
          <text:p text:style-name="P17">Время воздействия: некоторые атаки требуют применения воздействия в строго определённое время, как например изменения тактовой частоты, другие же позволяют осуществлять атаку в более широком диапазоне времени работы. </text:p>
        </text:list-item>
        <text:list-item>
          <text:p text:style-name="P11">Тип ошибки: смена значения <text:a xlink:type="simple" xlink:href="https://ru.wikipedia.org/wiki/Бит">бита</text:a>, установка фиксированного значения, смена значения группы битов целиком, изменения потока исполнения команд и другие. </text:p>
        </text:list-item>
      </text:list>
      <text:h text:style-name="Heading_20_4" text:outline-level="4"><text:bookmark text:name=".D0.9F.D1.80.D0.B8.D0.BC.D0.B5.D1.80.D1.8B_.D0.B0.D1.82.D0.B0.D0.BA_.D0.BD.D0.B0_.D0.BE.D1.88.D0.B8.D0.B1.D0.BA.D0.B8_.D0.B2.D1.8B.D1.87.D0.B8.D1.81.D0.BB.D0.B5.D0.BD.D0.B8.D0.B9"/>Примеры атак на ошибки вычислений</text:h>
      <text:p text:style-name="Text_20_body">Атаки на основе ошибок вычислений изучаются с <text:a xlink:type="simple" xlink:href="https://ru.wikipedia.org/wiki/1996_год">1996 года</text:a><text:bookmark text:name="cite_ref-Dohen_22-0"/><text:a xlink:type="simple" xlink:href="https://ru.wikipedia.org/wiki/Атака_по_сторонним_каналам#cite_note-Dohen-22">[22]</text:a> и с тех пор почти для всех алгоритмов была показана возможность взлома с помощью такого типа атак. Среди известных алгоритмов можно выделить:</text:p>
      <text:list xml:id="list8151268918179895076" text:style-name="L5">
        <text:list-item>
          <text:p text:style-name="P18">Атаки на <text:a xlink:type="simple" xlink:href="https://ru.wikipedia.org/wiki/RSA">RSA</text:a>, использующие <text:a xlink:type="simple" xlink:href="https://ru.wikipedia.org/wiki/Китайская_теорема_об_остатках">китайскую теорему об остатках</text:a><text:bookmark text:name="cite_ref-Dohen_22-1"/><text:a xlink:type="simple" xlink:href="https://ru.wikipedia.org/wiki/Атака_по_сторонним_каналам#cite_note-Dohen-22">[22]</text:a><text:bookmark text:name="cite_ref-23"/><text:a xlink:type="simple" xlink:href="https://ru.wikipedia.org/wiki/Атака_по_сторонним_каналам#cite_note-23">[23]</text:a> </text:p>
        </text:list-item>
        <text:list-item>
          <text:p text:style-name="P18"><text:a xlink:type="simple" xlink:href="https://ru.wikipedia.org/wiki/Дифференциальный_криптоанализ">Дифференциальный криптоанализ</text:a> по ошибкам вычислений <text:a xlink:type="simple" xlink:href="https://ru.wikipedia.org/wiki/DES">DES</text:a><text:bookmark text:name="cite_ref-24"/><text:a xlink:type="simple" xlink:href="https://ru.wikipedia.org/wiki/Атака_по_сторонним_каналам#cite_note-24">[24]</text:a> </text:p>
        </text:list-item>
        <text:list-item>
          <text:p text:style-name="P18">Криптоанализ <text:a xlink:type="simple" xlink:href="https://ru.wikipedia.org/wiki/Advanced_Encryption_Standard">AES</text:a><text:bookmark text:name="cite_ref-Blomer_21-1"/><text:a xlink:type="simple" xlink:href="https://ru.wikipedia.org/wiki/Атака_по_сторонним_каналам#cite_note-Blomer-21">[21]</text:a> </text:p>
        </text:list-item>
        <text:list-item>
          <text:p text:style-name="P12">Дифференциальный криптоанализ систем, основанных на <text:a xlink:type="simple" xlink:href="https://ru.wikipedia.org/wiki/Эллиптическая_кривая">эллиптических кривых</text:a><text:bookmark text:name="cite_ref-25"/><text:a xlink:type="simple" xlink:href="https://ru.wikipedia.org/wiki/Атака_по_сторонним_каналам#cite_note-25">[25]</text:a> </text:p>
        </text:list-item>
      </text:list>
      <text:h text:style-name="Heading_20_3" text:outline-level="3"><text:bookmark text:name=".D0.90.D1.82.D0.B0.D0.BA.D0.B8_.D0.BF.D0.BE_.D1.8D.D0.BD.D0.B5.D1.80.D0.B3.D0.BE.D0.BF.D0.BE.D1.82.D1.80.D0.B5.D0.B1.D0.BB.D0.B5.D0.BD.D0.B8.D1.8E"/>Атаки по энергопотреблению</text:h>
      <text:p text:style-name="Text_20_body">Атака по энергопотреблению (<text:a xlink:type="simple" xlink:href="https://ru.wikipedia.org/wiki/Английский_язык">англ.</text:a> <text:span text:style-name="T2">power analysis attack</text:span>) — пассивная атака, предложенная Полом Кохером в <text:a xlink:type="simple" xlink:href="https://ru.wikipedia.org/wiki/1999_год">1999 году</text:a>.<text:bookmark text:name="cite_ref-DPA_26-0"/><text:a xlink:type="simple" xlink:href="https://ru.wikipedia.org/wiki/Атака_по_сторонним_каналам#cite_note-DPA-26">[26]</text:a> Суть данной атаки состоит в том, что в процессе работы шифратора криптоаналитик с высокой точностью измеряет <text:a xlink:type="simple" xlink:href="https://ru.wikipedia.org/wiki/Электрическая_мощность">энергопотребление</text:a> устройства и таким образом получает информацию о выполняемых в устройстве операциях и их параметрах. Так как питание устройства обычно предоставляется внешними <text:a xlink:type="simple" xlink:href="https://ru.wikipedia.org/wiki/Источник_питания">источниками</text:a>, такая атака очень легко осуществима: достаточно поставить последовательно в цепь питания <text:a xlink:type="simple" xlink:href="https://ru.wikipedia.org/wiki/Резистор">резистор</text:a> и точно измерять <text:a xlink:type="simple" xlink:href="https://ru.wikipedia.org/wiki/Сила_тока">ток</text:a>, проходящий через него. Другой способ — измерять изменения напряжения на выходах устройства в процессе шифрования.<text:bookmark text:name="cite_ref-27"/><text:a xlink:type="simple" xlink:href="https://ru.wikipedia.org/wiki/Атака_по_сторонним_каналам#cite_note-27">[27]</text:a></text:p>
      <text:p text:style-name="Text_20_body">Атаки по мощности отличаются высокой эффективностью с точки зрения затрат на криптоанализ. Так например простая атака по мощности (<text:a xlink:type="simple" xlink:href="https://ru.wikipedia.org/wiki/Английский_язык">англ.</text:a> <text:span text:style-name="T2">simple power analysis</text:span>) на <text:a xlink:type="simple" xlink:href="https://ru.wikipedia.org/wiki/Смарт-карта">смарт-карту</text:a> осуществима за несколько секунд, а некоторые варианты разностных атак по мощности (<text:a xlink:type="simple" xlink:href="https://ru.wikipedia.org/wiki/Английский_язык">англ.</text:a> <text:span text:style-name="T2">differential power analysis</text:span>) позволяют получить секретный ключ всего за 15 измерений.<text:bookmark text:name="cite_ref-DPA_26-1"/><text:a xlink:type="simple" xlink:href="https://ru.wikipedia.org/wiki/Атака_по_сторонним_каналам#cite_note-DPA-26">[26]</text:a></text:p>
      <text:h text:style-name="Heading_20_3" text:outline-level="3"><text:bookmark text:name=".D0.90.D1.82.D0.B0.D0.BA.D0.B8_.D0.BF.D0.BE_.D1.8D.D0.BB.D0.B5.D0.BA.D1.82.D1.80.D0.BE.D0.BC.D0.B0.D0.B3.D0.BD.D0.B8.D1.82.D0.BD.D0.BE.D0.BC.D1.83_.D0.B8.D0.B7.D0.BB.D1.83.D1.87.D0.B5.D0.BD.D0.B8.D1.8E"/><text:soft-page-break/>Атаки по электромагнитному излучению</text:h>
      <text:p text:style-name="Text_20_body">Атака по электромагнитному излучению (<text:a xlink:type="simple" xlink:href="https://ru.wikipedia.org/wiki/Английский_язык">англ.</text:a> <text:span text:style-name="T2">electromagnetic analysis attacks</text:span>) — пассивная атака. Электронные шифрующие устройства излучают <text:a xlink:type="simple" xlink:href="https://ru.wikipedia.org/wiki/Электромагнитное_излучение">электромагнитное излучение</text:a> во время своей работы. Связывая определённые <text:a xlink:type="simple" xlink:href="https://ru.wikipedia.org/wiki/Спектральная_линия">спектральные компоненты</text:a> этого излучения с операциями выполняемыми в устройстве, можно получить достаточно информации для определения секретного ключа или самой обрабатываемой информации.</text:p>
      <text:p text:style-name="Text_20_body">Примером этого вида атак является <text:a xlink:type="simple" xlink:href="https://ru.wikipedia.org/wiki/Перехват_ван_Эйка">перехват ван Эйка</text:a> осуществлённый в <text:a xlink:type="simple" xlink:href="https://ru.wikipedia.org/wiki/1986_год">1986 году</text:a>. В дальнейшем атаки по электромагнитному излучению применялись к различным шифрам, таким как:</text:p>
      <text:list xml:id="list1352019956169998100" text:style-name="L6">
        <text:list-item>
          <text:p text:style-name="P19"><text:a xlink:type="simple" xlink:href="https://ru.wikipedia.org/wiki/DES">DES</text:a> и <text:a xlink:type="simple" xlink:href="https://ru.wikipedia.org/wiki/RSA">RSA</text:a><text:bookmark text:name="cite_ref-28"/><text:a xlink:type="simple" xlink:href="https://ru.wikipedia.org/wiki/Атака_по_сторонним_каналам#cite_note-28">[28]</text:a><text:bookmark text:name="cite_ref-29"/><text:a xlink:type="simple" xlink:href="https://ru.wikipedia.org/wiki/Атака_по_сторонним_каналам#cite_note-29">[29]</text:a> </text:p>
        </text:list-item>
        <text:list-item>
          <text:p text:style-name="P19">Реализации <text:a xlink:type="simple" xlink:href="https://ru.wikipedia.org/wiki/Advanced_Encryption_Standard">AES</text:a><text:bookmark text:name="cite_ref-30"/><text:a xlink:type="simple" xlink:href="https://ru.wikipedia.org/wiki/Атака_по_сторонним_каналам#cite_note-30">[30]</text:a> и криптосистем на <text:a xlink:type="simple" xlink:href="https://ru.wikipedia.org/wiki/Эллиптическая_кривая">эллиптических кривых</text:a><text:bookmark text:name="cite_ref-31"/><text:a xlink:type="simple" xlink:href="https://ru.wikipedia.org/wiki/Атака_по_сторонним_каналам#cite_note-31">[31]</text:a> на <text:a xlink:type="simple" xlink:href="https://ru.wikipedia.org/wiki/FPGA">FPGA</text:a> </text:p>
        </text:list-item>
        <text:list-item>
          <text:p text:style-name="P13">Использования <text:a xlink:type="simple" xlink:href="https://ru.wikipedia.org/wiki/Криптографическая_хеш-функция">криптографических хэш-функций</text:a> <text:a xlink:type="simple" xlink:href="https://ru.wikipedia.org/wiki/HMAC">HMAC</text:a><text:bookmark text:name="cite_ref-32"/><text:a xlink:type="simple" xlink:href="https://ru.wikipedia.org/wiki/Атака_по_сторонним_каналам#cite_note-32">[32]</text:a> </text:p>
        </text:list-item>
      </text:list>
      <text:h text:style-name="Heading_20_3" text:outline-level="3"><text:bookmark text:name=".D0.90.D0.BA.D1.83.D1.81.D1.82.D0.B8.D1.87.D0.B5.D1.81.D0.BA.D0.B8.D0.B5_.D0.B0.D1.82.D0.B0.D0.BA.D0.B8"/>Акустические атаки</text:h>
      <text:p text:style-name="Text_20_body">Основная статья: <text:a xlink:type="simple" xlink:href="https://ru.wikipedia.org/wiki/Акустический_криптоанализ"><text:span text:style-name="T7">Акустический криптоанализ</text:span></text:a></text:p>
      <text:p text:style-name="Text_20_body">Акустическая атака (<text:a xlink:type="simple" xlink:href="https://ru.wikipedia.org/wiki/Английский_язык">англ.</text:a> <text:span text:style-name="T2">acoustic attack</text:span>) — пассивная атака, направленная на получение информации из звуков производимых устройством. Исторически данный тип атак связывается с прослушкой работы <text:a xlink:type="simple" xlink:href="https://ru.wikipedia.org/wiki/Принтер">принтеров</text:a> и <text:a xlink:type="simple" xlink:href="https://ru.wikipedia.org/wiki/Клавиатура">клавиатур</text:a>,<text:bookmark text:name="cite_ref-33"/><text:a xlink:type="simple" xlink:href="https://ru.wikipedia.org/wiki/Атака_по_сторонним_каналам#cite_note-33">[33]</text:a> но в последние годы были найдены уязвимости позволяющие использовать акустические атаки направленные на внутренние компоненты электронных шифраторов.<text:bookmark text:name="cite_ref-34"/><text:a xlink:type="simple" xlink:href="https://ru.wikipedia.org/wiki/Атака_по_сторонним_каналам#cite_note-34">[34]</text:a></text:p>
      <text:h text:style-name="Heading_20_3" text:outline-level="3"><text:bookmark text:name=".D0.90.D1.82.D0.B0.D0.BA.D0.B8_.D0.BF.D0.BE_.D0.B2.D0.B8.D0.B4.D0.B8.D0.BC.D0.BE.D0.BC.D1.83_.D0.B8.D0.B7.D0.BB.D1.83.D1.87.D0.B5.D0.BD.D0.B8.D1.8E"/>Атаки по видимому излучению</text:h>
      <text:p text:style-name="Text_20_body">Атака по видимому излучению (<text:a xlink:type="simple" xlink:href="https://ru.wikipedia.org/wiki/Английский_язык">англ.</text:a> <text:span text:style-name="T2">visible light attack</text:span>) — пассивная атака, предложенная Маркусом Куном в <text:a xlink:type="simple" xlink:href="https://ru.wikipedia.org/wiki/2002_год">2002 году</text:a>.<text:bookmark text:name="cite_ref-35"/><text:a xlink:type="simple" xlink:href="https://ru.wikipedia.org/wiki/Атака_по_сторонним_каналам#cite_note-35">[35]</text:a> В своей работе он показал, что используя высокоточный датчик <text:a xlink:type="simple" xlink:href="https://ru.wikipedia.org/wiki/Интенсивность_%28физика%29">интенсивности</text:a> света можно измерить изменения в интенсивности рассеянного от <text:a xlink:type="simple" xlink:href="https://ru.wikipedia.org/wiki/Монитор_%28устройство%29">монитора</text:a> света, и таким образом восстановить изображение на экране.<text:bookmark text:name="cite_ref-36"/><text:a xlink:type="simple" xlink:href="https://ru.wikipedia.org/wiki/Атака_по_сторонним_каналам#cite_note-36">[36]</text:a> Данный тип атак также можно применить к шифраторам использующим <text:a xlink:type="simple" xlink:href="https://ru.wikipedia.org/wiki/Светодиод">светодиодные индикаторы</text:a>, анализируя данные от которых можно получить информацию об операциях в устройстве.<text:bookmark text:name="cite_ref-37"/><text:a xlink:type="simple" xlink:href="https://ru.wikipedia.org/wiki/Атака_по_сторонним_каналам#cite_note-37">[37]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-ГИС" style:family="paragraph" style:parent-style-name="Standard" style:default-outline-level="">
      <style:paragraph-properties fo:margin-left="0in" fo:margin-right="0in" fo:line-height="150%" fo:text-align="justify" style:justify-single-word="false" fo:text-indent="0.4925in" style:auto-text-indent="false"/>
      <style:text-properties fo:font-size="13pt" style:font-size-asian="13pt" style:language-asian="ru" style:country-asian="RU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3:37:39.362934463</meta:creation-date>
    <meta:generator>LibreOffice/4.2.8.2$Linux_X86_64 LibreOffice_project/420m0$Build-2</meta:generator>
    <dc:date>2015-05-05T01:08:27.664208371</dc:date>
    <meta:editing-duration>PT1H10M55S</meta:editing-duration>
    <meta:editing-cycles>24</meta:editing-cycles>
    <meta:document-statistic meta:table-count="0" meta:image-count="0" meta:object-count="0" meta:page-count="5" meta:paragraph-count="62" meta:word-count="1425" meta:character-count="11529" meta:non-whitespace-character-count="10153"/>
  </office:meta>
</office:document-meta>
</file>